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49" calcext:value-type="float">
            <text:p>1249</text:p>
          </table:table-cell>
          <table:table-cell table:style-name="ce7" table:formula="of:=COUNTIF([.B7:.B1000000];&quot;X&quot;)" office:value-type="float" office:value="1076" calcext:value-type="float">
            <text:p>1076</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7" calcext:value-type="float">
            <text:p>147</text:p>
          </table:table-cell>
          <table:table-cell table:style-name="ce25" table:formula="of:=SUM([.B2:.F2])" office:value-type="float" office:value="1329" calcext:value-type="float">
            <text:p>132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1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omos ao Paraguai, comprinh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5" table:number-rows-repeated="1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13">00/00/0000</text:date>, <text:time style:data-style-name="N2" text:time-value="21:13:10.71151848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13T21:14:15.584487512</dc:date>
    <meta:editing-duration>P1DT9H19M41S</meta:editing-duration>
    <meta:editing-cycles>1238</meta:editing-cycles>
    <meta:document-statistic meta:table-count="1" meta:cell-count="7537" meta:object-count="0"/>
  </office:meta>
</office:document-meta>
</file>